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9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3pt" fo:font-style="normal" fo:text-shadow="none" style:text-underline-style="none" fo:font-weight="bold" style:letter-kerning="true" style:font-name-asian="Segoe UI3" style:font-size-asian="33pt" style:font-style-asian="normal" style:font-weight-asian="bold" style:font-name-complex="Segoe UI3" style:font-size-complex="3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3" style:font-size-asian="16pt" style:font-style-asian="normal" style:font-weight-asian="normal" style:font-name-complex="Segoe UI3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3" style:font-size-asian="20pt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2.032cm" svg:y="0.508cm">
          <draw:text-box>
            <text:p text:style-name="P1"><text:span text:style-name="T1">HYMN #655</text:span></text:p>
            <text:p text:style-name="P1"><text:span text:style-name="T2">“</text:span><text:span text:style-name="T2">Lord, Keep Us Steadfast in Your W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011cm" svg:x="1.386cm" svg:y="0.389cm">
          <draw:text-box>
            <text:p text:style-name="P4"><text:span text:style-name="T3">1. </text:span><text:span text:style-name="T4">Lord, keep us steadfast in Your Word;</text:span><text:span text:style-name="T4"><text:line-break/></text:span><text:span text:style-name="T4">Curb those who by deceit or sword</text:span><text:span text:style-name="T4"><text:line-break/></text:span><text:span text:style-name="T4">Would wrest the kingdom from Your Son</text:span><text:span text:style-name="T4"><text:line-break/></text:span><text:span text:style-name="T4">And bring to naught all He has d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5.4cm" svg:height="7.366cm" svg:x="1.387cm" svg:y="0.575cm">
          <draw:text-box>
            <text:p text:style-name="P6"><text:span text:style-name="T5">2. </text:span><text:span text:style-name="T6">Lord Jesus Christ, Your pow’r make known,</text:span></text:p>
            <text:p text:style-name="P6"><text:span text:style-name="T7">For You are Lord of lords alone;</text:span></text:p>
            <text:p text:style-name="P6"><text:span text:style-name="T7">Defend Your holy Church that we</text:span></text:p>
            <text:p text:style-name="P6"><text:span text:style-name="T7">May sing Your praise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11" draw:layer="layout" svg:width="24.638cm" svg:height="10.201cm" svg:x="1.685cm" svg:y="0.507cm">
          <draw:text-box>
            <text:p text:style-name="P8"><text:span text:style-name="T5">3. </text:span><text:span text:style-name="T7">O Comforter of priceless worth,</text:span></text:p>
            <text:p text:style-name="P8"><text:span text:style-name="T7">Send peace and unity on earth;</text:span></text:p>
            <text:p text:style-name="P8"><text:span text:style-name="T7">Support us in our final strife</text:span></text:p>
            <text:p text:style-name="P9"><text:span text:style-name="T7">And lead us out of death to life.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9"><text:s text:c="10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2:05:17.860000000</meta:creation-date>
    <dc:title>Hymn template</dc:title>
    <meta:editing-duration>PT20M19S</meta:editing-duration>
    <meta:editing-cycles>15</meta:editing-cycles>
    <meta:generator>LibreOffice/6.1.5.2$Windows_X86_64 LibreOffice_project/90f8dcf33c87b3705e78202e3df5142b201bd805</meta:generator>
    <meta:initial-creator>Arthur Hoch</meta:initial-creator>
    <dc:date>2019-04-27T12:19:43.755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5-08-25T12:05:17.743000000"/>
  </office:meta>
</office:document-meta>
</file>